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officeooo:rsid="0044c916" officeooo:paragraph-rsid="001119a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574b5" officeooo:paragraph-rsid="001119a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4c916" officeooo:paragraph-rsid="001119a6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officeooo:rsid="0044c916" officeooo:paragraph-rsid="001119a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65442" officeooo:paragraph-rsid="001119a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711a" officeooo:paragraph-rsid="001119a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beef" officeooo:paragraph-rsid="001119a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9b8b" officeooo:paragraph-rsid="001119a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347b892" officeooo:paragraph-rsid="001119a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c2a0" officeooo:paragraph-rsid="001119a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7c1eb" officeooo:paragraph-rsid="001119a6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9711a" officeooo:paragraph-rsid="001119a6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bc2a0" officeooo:paragraph-rsid="001119a6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Dudu Cyryllic" fo:font-size="12pt" fo:letter-spacing="normal" fo:font-style="normal" officeooo:rsid="004bc2a0" officeooo:paragraph-rsid="001119a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udu Cyryllic" fo:font-size="12pt" officeooo:rsid="0044c916" officeooo:paragraph-rsid="001119a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44c916" officeooo:paragraph-rsid="001119a6" style:font-size-asian="12pt" style:font-style-asian="italic" style:font-size-complex="12pt" style:font-style-complex="italic"/>
    </style:style>
    <style:style style:name="T1" style:family="text">
      <style:text-properties officeooo:rsid="018b435f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12fff9d"/>
    </style:style>
    <style:style style:name="T4" style:family="text">
      <style:text-properties fo:font-variant="normal" fo:text-transform="none" fo:color="#000000" fo:letter-spacing="normal" officeooo:rsid="00119402"/>
    </style:style>
    <style:style style:name="T5" style:family="text">
      <style:text-properties fo:font-variant="normal" fo:text-transform="none" fo:color="#000000" fo:letter-spacing="normal" officeooo:rsid="004e0be7"/>
    </style:style>
    <style:style style:name="T6" style:family="text">
      <style:text-properties fo:font-variant="normal" fo:text-transform="none" fo:color="#000000" fo:letter-spacing="normal" officeooo:rsid="01d86750"/>
    </style:style>
    <style:style style:name="T7" style:family="text">
      <style:text-properties officeooo:rsid="0347b892"/>
    </style:style>
    <style:style style:name="T8" style:family="text">
      <style:text-properties officeooo:rsid="0047c1eb"/>
    </style:style>
    <style:style style:name="T9" style:family="text">
      <style:text-properties officeooo:rsid="012fff9d"/>
    </style:style>
    <style:style style:name="T10" style:family="text">
      <style:text-properties officeooo:rsid="0049711a"/>
    </style:style>
    <style:style style:name="T11" style:family="text">
      <style:text-properties officeooo:rsid="018bbadb"/>
    </style:style>
    <style:style style:name="T12" style:family="text">
      <style:text-properties officeooo:rsid="0049beef"/>
    </style:style>
    <style:style style:name="T13" style:family="text">
      <style:text-properties officeooo:rsid="0348655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4e18da"/>
    </style:style>
    <style:style style:name="T16" style:family="text">
      <style:text-properties officeooo:rsid="018da8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>Манна небесная явилась в виде студента первого курса музпеда.</text:p>
      <text:p text:style-name="P3">В светлых ангелоподобных кудрях, сияя золотистой оправой своих очков, он спустился с высот пятого этажа на наш третий и дал мне ключ от свободной комнаты на ихнем. Аллилуйя!</text:p>
      <text:p text:style-name="P3">Но почему? </text:p>
      <text:p text:style-name="P3">Ведь я не просил и <text:span text:style-name="T1">даже </text:span>понятия не имел о существовании той комнаты. Да, осенью я давал ему гитару, но с тех пор мы не общались. Откуда он узнал?!!!</text:p>
      <text:p text:style-name="P15"/>
      <text:p text:style-name="P16"><text:span text:style-name="T2">(...</text:span><text:span text:style-name="T3">в</text:span><text:span text:style-name="T4"> те непостижимо далёкие времена я ещё не знал, что все мои </text:span><text:span text:style-name="T2">удачи</text:span><text:span text:style-name="T4"> или радости, </text:span><text:span text:style-name="T2">все </text:span><text:span text:style-name="T4">взлёты и...</text:span></text:p>
      <text:p text:style-name="P16"><text:span text:style-name="T4">- </text:span><text:span text:style-name="T5">ДА ЗАТКНИСЬ ТЫ ТАМ </text:span><text:span text:style-name="T6">УЖЕ </text:span><text:span text:style-name="T5">В СВОЁМ СПАЛЬНИКЕ</text:span><text:span text:style-name="T2">!..</text:span><text:span text:style-name="T3">)</text:span></text:p>
      <text:p text:style-name="P16"/>
      <text:p text:style-name="P4">И всё. </text:p>
      <text:p text:style-name="P3">С тем ключом мы с Надькой перешли на ночной образ жизни, подымаясь на пятый, когда <text:s/>в коридорах <text:span text:style-name="T7">уж </text:span>по вечернему стихает шум жизни студенческого общежития, и спускаясь на третий в тиши рассветных сумерек.</text:p>
      <text:p text:style-name="P3">Она стала, типа, первокурсницей. </text:p>
      <text:p text:style-name="P3">Когда наш курс <text:span text:style-name="T7">для обучения </text:span><text:s/><text:span text:style-name="T1">возили</text:span> в Киев на экскурсию для иностранных туристов, она тоже присоединилась.</text:p>
      <text:p text:style-name="P3">Гид в том автобусе говорил исключительно на английском:</text:p>
      <text:p text:style-name="P3">- Look to your left... Look to your right...</text:p>
      <text:p text:style-name="P3">В конце экскурсии он спросил:</text:p>
      <text:p text:style-name="P3">- Do you have any questions?</text:p>
      <text:p text:style-name="P3">Я до того втянулся в роль интуриста, что задал вопрос:</text:p>
      <text:p text:style-name="P3">- Are you a Communist, Mr. Guide?</text:p>
      <text:p text:style-name="P3">Он малость не ожидал, но ответил:</text:p>
      <text:p text:style-name="P3">- I am a Candidate to the Communist Party Membership.</text:p>
      <text:p text:style-name="P3">- OK. I see Comrade Guide.</text:p>
      <text:p text:style-name="P3">Потом мы с Надькой сидели на скамье в скверике одной из улиц, что спускаются к Хрещатику.</text:p>
      <text:p text:style-name="P3">Светило солнце, <text:span text:style-name="T1">а вокруг него</text:span> плавали облачка. </text:p>
      <text:p text:style-name="P3">Мы с Надькой целовались долгими поцелуями.</text:p>
      <text:p text:style-name="P3">Рядом сидел печальный Игорь Рекун и бросал кусочки печенья разномастным голубям, что шумно толпились на асфальте у наших ног.</text:p>
      <text:p text:style-name="P5">Надеюсь, в тот день Киев почувствовал, что он тоже хоть <text:span text:style-name="T8">и </text:span>маленький, но <text:span text:style-name="T8">тоже </text:span>Париж...</text:p>
      <text:p text:style-name="P5"/>
      <text:p text:style-name="P11"><text:span text:style-name="T9">(...п</text:span>очему меня так мучило <text:span text:style-name="T7">моё </text:span>сексотство? </text:p>
      <text:p text:style-name="P11">Я ведь никого не закладывал. Ка<text:span text:style-name="T10">гебист</text:span> даже вздыхал на мою <text:span text:style-name="T10">без</text:span>результативность. </text:p>
      <text:p text:style-name="P11">И всё же чувство, что я пойман на крючок, стиснут обстоятельствами, из которых нет выхода, и постоянный страх, что моё стукачество откроется, оставались источником неизбывных внутренних мучений — «<text:span text:style-name="T10">шестёрка», даже если и не капает, всё равно «шестёрка».</text:span></text:p>
      <text:p text:style-name="P12">В то же время, оставалось чувство неловкости перед капитаном. </text:p>
      <text:p text:style-name="P12">Особенно после того, как я не уважил его зимой...<text:span text:style-name="T9">)</text:span></text:p>
      <text:p text:style-name="P12"/>
      <text:p text:style-name="P6"><text:span text:style-name="T1">Капитан</text:span> попросил <text:s/>продать ему мой кожух, чтоб<text:span text:style-name="T7">ы</text:span> он в нём ходил на охоту.</text:p>
      <text:p text:style-name="P6">Короткий чёрный кожух из косматой овчины, отцовский, ещё с Объекта. </text:p>
      <text:p text:style-name="P6">Кожух, на котором мы с Ольгой сидели на своей свадьбе, был частью моего «имиджа», вместе с чёрным пластмассовым «дипломатом» и неизменным полуцензурным ответом на все жизненные проблемы: </text:p>
      <text:p text:style-name="P6"><text:soft-page-break/>- <text:span text:style-name="T1">А</text:span> хули нам? Прорвёмся!</text:p>
      <text:p text:style-name="P6">Продать кожух всё равно, что продать часть себя.</text:p>
      <text:p text:style-name="P6"><text:span text:style-name="T1">Капитану</text:span> <text:s text:c="2"/>всего этого <text:span text:style-name="T1">я</text:span> не сказал, просто ответил, что не могу.</text:p>
      <text:p text:style-name="P6"><text:span text:style-name="T1">Н</text:span>астаивать <text:span text:style-name="T1">о</text:span>н не стал, <text:span text:style-name="T11">возможно, это просто была проверка моей</text:span> готовност<text:span text:style-name="T11">и</text:span> продать самого себя.</text:p>
      <text:p text:style-name="P6"><text:span text:style-name="T11">Но з</text:span>ато в мае я <text:s/>порадовал <text:span text:style-name="T11">его по полной программе</text:span>.</text:p>
      <text:p text:style-name="P6"><text:span text:style-name="T11">Вознаградил з</text:span>а все те <text:span text:style-name="T11">пустопорожние</text:span> доносы, <text:span text:style-name="T11">писанные</text:span> под его диктовку, <text:span text:style-name="T11">что</text:span> ничего особенного не замечено <text:span text:style-name="T11">и не произошло</text:span>.</text:p>
      <text:p text:style-name="P6"><text:span text:style-name="T9">Он диктовал, а я писал,</text:span> чтобы накапливались бумажки с моим почерком за подписью «Павел» <text:span text:style-name="T12">и чтобы я ещё глубже насаживался на крючок.</text:span></text:p>
      <text:p text:style-name="P6"/>
      <text:p text:style-name="P7">В мае после выходных Марик приехал очень оживлённый и, едва зайдя в комнату, объявил, что узнал в Киеве новую игру «в партии», которую надо попробовать — до того интересно.</text:p>
      <text:p text:style-name="P7">Мы с Федей оторвались от игры в «дурака» на одеяле его койки, Остролуцкий <text:span text:style-name="T11">при</text:span>сел на свою, и <text:span text:style-name="T11">мы</text:span> выслушали правила.</text:p>
      <text:p text:style-name="P7">Суть игры, что<text:span text:style-name="T11">б</text:span>ы как бы нач<text:span text:style-name="T11">ать</text:span> историю заново, с лета 1917 года, когда ещё не было однопартийной системы, а всякие меньшевики, большевики, эсеры, анархисты; и каждый выберет себе партию по душе и будет доказывать остальным чем его партия лучше.</text:p>
      <text:p text:style-name="P7">Наша комната 72 по популярности не уступала проходному двору и всем, кто заходил сюда, Марик с весёлым смехом повторял предложение поиграть в эту ролевую игру.</text:p>
      <text:p text:style-name="P7">Илюша Липес, сам он и Остролуцкий сперва, по национальному признаку, назвались Бундом, но потом переметнулись в меньшевики и социал-демократы.</text:p>
      <text:p text:style-name="P7">Заглянувший в комнату Саша Нестерук помахал своим чёрным шарфом и объявил анархию матерью порядка,</text:p>
      <text:p text:style-name="P7">Мы с Федей объявили себя махновцами, чтоб посылать всех, кто помешает нам и дальше играть в «дурака».</text:p>
      <text:p text:style-name="P7">Полтавчанин Яков стал, «<text:span text:style-name="T11">безсумнiвно</text:span>», представителем Украинской Центральной рады.</text:p>
      <text:p text:style-name="P7">Поржали и разошлись.</text:p>
      <text:p text:style-name="P7"/>
      <text:p text:style-name="P7">Наутро никто <text:span text:style-name="T11">уже</text:span> не вспоминал и не вспомнил бы об игре в партии, если б<text:span text:style-name="T11">ы</text:span> <text:s/>в тот день <text:span text:style-name="T11">я </text:span>сдуру не проболтался на встрече с кагебистом.</text:p>
      <text:p text:style-name="P8">Капитан оживился и вместо обычных двух строк вымотал из меня целую страницу фамилий всех побывавших в комнате и кто за какую партию выступал. </text:p>
      <text:p text:style-name="P8">Ему не понравилась концовка моего доноса — что игра <text:span text:style-name="T11">сдохла к концу</text:span> вечер<text:span text:style-name="T11">а</text:span>, пришлось переписывать заново.</text:p>
      <text:p text:style-name="P8">И — понеслась!</text:p>
      <text:p text:style-name="P8">Ребят, даже кто и близко не был, начали вызывать на допросы в КГБ, записывать их показания — кто зашёл вторым, где сидел, почему объявил себя эсером?</text:p>
      <text:p text:style-name="P8">Студенты с вытянувшимися лицами возвращались в общагу, пересказывали ход допросов, тревожно обсуждали возможный исход.</text:p>
      <text:p text:style-name="P8">При однопартийной системе можно запросто <text:span text:style-name="T7">и </text:span>не получить диплом <text:span text:style-name="T11">даже </text:span>после четырёх лет обучения.</text:p>
      <text:p text:style-name="P9"/>
      <text:p text:style-name="P8">Через три недели состоялось общефакультетское собрание о том, что в нашей студенческой среде <text:s/>обнаружили<text:span text:style-name="T13">сь</text:span> нездоровые тенденции...</text:p>
      <text:p text:style-name="P8">Представленный собранию капитан КГБ зачитал список участников нездоровой игры в партии (у меня отлегло, когда услышал и свою фамилию — не догадаются, что это я настучал).</text:p>
      <text:p text:style-name="P8">Потом начали выборочно вызывать игроков к большой доске <text:span text:style-name="T13">в </text:span>аудитории.</text:p>
      <text:p text:style-name="P8">Липес сказал, что он заходил случайно на две минуты попросить чайник и не успел вникнуть что за игра там шла.</text:p>
      <text:p text:style-name="P8">Сергей Нестеренко из Киева с места в карьер врубил декламацию отрывка из пьесы <text:soft-page-break/>Шекспира:</text:p>
      <text:p text:style-name="P8"><text:span text:style-name="T14"><text:tab/><text:tab/><text:tab/>Romans! Countrymen! Lend me your ears!</text:span>..</text:p>
      <text:p text:style-name="P8"/>
      <text:p text:style-name="P8">Его призвали прекратить балаган и он вернулся на место.</text:p>
      <text:p text:style-name="P8">А Яков Демьянко даже рад был случаю строить логические силлогизмы на <text:span text:style-name="T11">выспренно </text:span>украинском языке <text:span text:style-name="T15">по поводу беспрецедентного прецедента</text:span>.</text:p>
      <text:p text:style-name="P10">Последним, как зачинщик, вышел Марк Новоселицкий и повинился, что не подумал насколько это плохая игра и обещал, что больше не будет.</text:p>
      <text:p text:style-name="P10">Собрание закончилось вынесением выговора всем из списка капитана и призывом блюсти честь советской молодёжи.</text:p>
      <text:p text:style-name="P10">По пути в общагу мне казалось, что все косятся на меня и перешёптываются за спиной.</text:p>
      <text:p text:style-name="P10">Саша Остролуцкий для снятия стресса от допросов в КГБ выпил бутылку водки не закусывая и ему стало плохо, но он успел выбежать в туалет.</text:p>
      <text:p text:style-name="P10">Все доучились и получили свои дипломы. </text:p>
      <text:p text:style-name="P10">«Партийные игры» не удалось раздуть до масштабов «дела о врачах-отравителях», посягнувших на жизнь Вождя всех народов, товарища Сталина.</text:p>
      <text:p text:style-name="P10">Однако, капитан доказал начальству своей Конторы, что не даром получает зарплату.</text:p>
      <text:p text:style-name="P14"/>
      <text:p text:style-name="P13"><text:span text:style-name="T9">(...а</text:span> я вот всё думаю, что не зря ко мне в кочегарку приходил Серый с разборкой за стукачество. </text:p>
      <text:p text:style-name="P13">Просто он перепутал время, предвосхитил события...<text:span text:style-name="T9">)</text:span></text:p>
      <text:p text:style-name="P13"/>
      <text:p text:style-name="P2">В первый раз я так подумал, когда на прощальной встрече в текущем учебном году капитан КГБ выдал мне двадцать рублей и взял <text:s/>расписку, что <text:span text:style-name="T16">их </text:span>я получил <text:s/>за секретное сотрудничество. </text:p>
      <text:p text:style-name="P2">О, да! <text:span text:style-name="T13">С</text:span>умма <text:s/>не совпадает, <text:span text:style-name="T13">д</text:span>еньги <text:span text:style-name="T13">тоже </text:span>не серебром, но <text:span text:style-name="T13">они</text:span> жгли мне руки и хотел<text:span text:style-name="T16">ось</text:span> поскорей приехать в Конотоп и <text:span text:style-name="T13">тут же </text:span>обменять <text:span text:style-name="T16">все двадцать рублей</text:span> на дурь.</text:p>
      <text:p text:style-name="P2">Но <text:span text:style-name="T13">и</text:span> <text:span text:style-name="T16">после этого</text:span> успокоен<text:span text:style-name="T16">ье не пришло</text:span>, я ехал на подножке третьего трамвая, смотрел на отражение себя в стекл<text:span text:style-name="T16">е</text:span> складной двери — мне всегда нравилось <text:span text:style-name="T16">как я в нём отражаюсь</text:span> — <text:span text:style-name="T16">но теперь</text:span> <text:span text:style-name="T16">меня тянуло</text:span> плюнуть в эту рожу. </text:p>
      <text:p text:style-name="P2">Зачем я исковеркал себе жизнь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25:41.748039266</meta:creation-date>
    <dc:date>2017-03-02T16:25:47.491070174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6" meta:word-count="1133" meta:character-count="7102" meta:non-whitespace-character-count="6009"/>
    <meta:generator>LibreOffice/4.3.3.2$Linux_x86 LibreOffice_project/430m0$Build-2</meta:generator>
  </office:meta>
</office:document-meta>
</file>